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483cm" draw:textarea-horizontal-align="center" draw:textarea-vertical-align="bottom" fo:padding-top="0.051cm" fo:padding-bottom="0.15cm" fo:padding-left="0.02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-dash="Fine_20_Dashed" svg:stroke-width="0.051cm" draw:marker-start-width="0.276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/>
    </style:style>
    <style:style style:name="P3" style:family="paragraph">
      <style:paragraph-properties fo:text-align="center"/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Gill Sans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family="'Gill Sans'" style:font-family-generic="swiss" style:font-pitch="variable"/>
    </style:style>
    <style:style style:name="T2" style:family="text"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T3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4" style:family="text"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95cm" svg:height="1.905cm" svg:x="10.06cm" svg:y="10.725cm">
          <text:p text:style-name="P1"><text:span text:style-name="T1">Referenced by</text:span></text:p>
          <text:p text:style-name="P1"><text:span text:style-name="T1">a Fiel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10.025cm" svg:y="7.82cm">
          <text:p text:style-name="P1"><text:span text:style-name="T1">Referenced by</text:span></text:p>
          <text:p text:style-name="P1"><text:span text:style-name="T1">Local Variabl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10.06cm" svg:y="4.913cm">
          <text:p text:style-name="P1"><text:span text:style-name="T1">Weak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10.06cm" svg:y="2.005cm">
          <text:p text:style-name="P1"><text:span text:style-name="T1">Soft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4.445cm" svg:height="1.27cm" svg:x="0.377cm" svg:y="5.21cm">
          <text:p><text:span text:style-name="T2">Created</text:span></text:p>
        </draw:rect>
        <draw:rect draw:style-name="gr2" draw:text-style-name="P3" draw:id="id1" draw:layer="layout" svg:width="4.445cm" svg:height="1.27cm" svg:x="0.377cm" svg:y="6.715cm">
          <text:p><text:span text:style-name="T2">In Use</text:span></text:p>
        </draw:rect>
        <draw:connector draw:style-name="gr3" draw:text-style-name="P4" draw:layer="layout" draw:type="line" svg:x1="4.822cm" svg:y1="7.35cm" svg:x2="8.755cm" svg:y2="7.35cm" draw:start-shape="id1" draw:start-glue-point="1" draw:end-shape="id2" svg:d="m4822 7350h3933">
          <text:p text:style-name="P1"><text:span text:style-name="T3">last use</text:span></text:p>
        </draw:connector>
        <draw:frame draw:style-name="gr4" draw:text-style-name="P5" draw:layer="layout" svg:width="4.045cm" svg:height="2.447cm" svg:x="0.577cm" svg:y="1.905cm">
          <draw:text-box>
            <text:p text:style-name="P1"><text:span text:style-name="T4">Under</text:span></text:p>
            <text:p text:style-name="P1"><text:span text:style-name="T4">Application</text:span></text:p>
            <text:p text:style-name="P1"><text:span text:style-name="T4">Control</text:span></text:p>
          </draw:text-box>
        </draw:frame>
        <draw:rect draw:style-name="gr2" draw:text-style-name="P3" draw:id="id3" draw:layer="layout" svg:width="5.715cm" svg:height="1.27cm" svg:x="21.793cm" svg:y="6.717cm">
          <text:p><text:span text:style-name="T2">Finalizable</text:span></text:p>
        </draw:rect>
        <draw:rect draw:style-name="gr2" draw:text-style-name="P3" draw:layer="layout" svg:width="5.715cm" svg:height="1.27cm" svg:x="21.793cm" svg:y="8.222cm">
          <text:p><text:span text:style-name="T2">Garbage Collectible</text:span></text:p>
        </draw:rect>
        <draw:rect draw:style-name="gr2" draw:text-style-name="P3" draw:layer="layout" svg:width="5.715cm" svg:height="1.27cm" svg:x="21.793cm" svg:y="9.727cm">
          <text:p><text:span text:style-name="T2">Reclaimed</text:span></text:p>
        </draw:rect>
        <draw:frame draw:style-name="gr4" draw:text-style-name="P5" draw:layer="layout" svg:width="2.796cm" svg:height="2.447cm" svg:x="22.917cm" svg:y="1.905cm">
          <draw:text-box>
            <text:p text:style-name="P1"><text:span text:style-name="T4">Under</text:span></text:p>
            <text:p text:style-name="P1"><text:span text:style-name="T4">JRE</text:span></text:p>
            <text:p text:style-name="P1"><text:span text:style-name="T4">Control</text:span></text:p>
          </draw:text-box>
        </draw:frame>
        <draw:rect draw:style-name="gr5" draw:text-style-name="P1" draw:id="id2" draw:layer="layout" svg:width="9.525cm" svg:height="11.43cm" svg:x="8.755cm" svg:y="1.635cm">
          <text:p/>
        </draw:rect>
        <draw:frame draw:style-name="gr4" draw:text-style-name="P5" draw:layer="layout" svg:width="3.173cm" svg:height="0.983cm" svg:x="11.795cm" svg:y="0.635cm">
          <draw:text-box>
            <text:p text:style-name="P1"><text:span text:style-name="T4">In Limbo</text:span></text:p>
          </draw:text-box>
        </draw:frame>
        <draw:connector draw:style-name="gr6" draw:text-style-name="P1" draw:layer="layout" draw:type="line" svg:x1="18.28cm" svg:y1="7.35cm" svg:x2="21.793cm" svg:y2="7.352cm" draw:start-shape="id2" draw:start-glue-point="1" draw:end-shape="id3" draw:end-glue-point="3" svg:d="m18280 7350 3513 2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3:30:18</meta:creation-date>
    <meta:editing-duration>PT19H04M11S</meta:editing-duration>
    <meta:editing-cycles>10</meta:editing-cycles>
    <dc:date>2009-09-29T12:54:30</dc:date>
    <meta:generator>OpenOffice.org/3.1$Unix OpenOffice.org_project/310m11$Build-9399</meta:generator>
    <meta:document-statistic meta:object-count="38"/>
  </office:meta>
</office:document-meta>
</file>